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1.A" style:family="table-column">
      <style:table-column-properties style:column-width="16.002cm" style:rel-column-width="65535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">
      <style:text-properties officeooo:paragraph-rsid="00946a30"/>
    </style:style>
    <style:style style:name="P3" style:family="paragraph" style:parent-style-name="Table_20_Contents">
      <style:text-properties officeooo:paragraph-rsid="00946a30"/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EG_20_Aggiornamento">
      <style:text-properties officeooo:rsid="00801267" officeooo:paragraph-rsid="00801267"/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Contents_20_4">
      <style:paragraph-properties>
        <style:tab-stops/>
      </style:paragraph-properties>
    </style:style>
    <style:style style:name="P11" style:family="paragraph" style:parent-style-name="Heading_20_3" style:master-page-name="EG_20_Capitoli">
      <style:paragraph-properties style:page-number="2" fo:break-before="page"/>
      <style:text-properties officeooo:paragraph-rsid="00b1b4e2"/>
    </style:style>
    <style:style style:name="P12" style:family="paragraph" style:parent-style-name="Heading_20_3">
      <style:text-properties officeooo:rsid="007f60c4" officeooo:paragraph-rsid="007f60c4"/>
    </style:style>
    <style:style style:name="P13" style:family="paragraph" style:parent-style-name="Heading_20_3">
      <style:text-properties officeooo:paragraph-rsid="00b4445d"/>
    </style:style>
    <style:style style:name="P14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rsid="0098e178" officeooo:paragraph-rsid="0098e178"/>
    </style:style>
    <style:style style:name="P15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850a39"/>
    </style:style>
    <style:style style:name="P16" style:family="paragraph" style:parent-style-name="Heading_20_4" style:master-page-name="">
      <loext:graphic-properties draw:fill-hatch-name="hatch"/>
      <style:paragraph-properties style:page-number="auto" fo:break-before="auto" fo:break-after="auto"/>
    </style:style>
    <style:style style:name="P17" style:family="paragraph" style:parent-style-name="Heading_20_4">
      <style:text-properties officeooo:paragraph-rsid="00b1b4e2"/>
    </style:style>
    <style:style style:name="P18" style:family="paragraph" style:parent-style-name="Text_20_body" style:list-style-name="EG_20_All_20_commi">
      <style:text-properties officeooo:paragraph-rsid="009396f5"/>
    </style:style>
    <style:style style:name="P19" style:family="paragraph" style:parent-style-name="Text_20_body" style:list-style-name="EG_20_All_20_commi">
      <style:text-properties officeooo:paragraph-rsid="0098e178"/>
    </style:style>
    <style:style style:name="P20" style:family="paragraph" style:parent-style-name="Text_20_body">
      <style:text-properties officeooo:paragraph-rsid="007f60c4"/>
    </style:style>
    <style:style style:name="P21" style:family="paragraph" style:parent-style-name="Text_20_body">
      <style:text-properties officeooo:rsid="007f60c4" officeooo:paragraph-rsid="007f60c4"/>
    </style:style>
    <style:style style:name="P22" style:family="paragraph" style:parent-style-name="Text_20_body">
      <style:text-properties officeooo:paragraph-rsid="0095b205"/>
    </style:style>
    <style:style style:name="T1" style:family="text">
      <style:text-properties style:use-window-font-color="true" loext:opacity="0%" fo:font-size="11pt" officeooo:rsid="00850a39" style:font-size-asian="10.5pt"/>
    </style:style>
    <style:style style:name="T2" style:family="text">
      <style:text-properties style:use-window-font-color="true" loext:opacity="0%" fo:font-size="11pt" officeooo:rsid="009b494f" style:font-size-asian="10.5pt"/>
    </style:style>
    <style:style style:name="T3" style:family="text">
      <style:text-properties style:use-window-font-color="true" loext:opacity="0%" fo:font-size="11pt" officeooo:rsid="009e02cf" style:font-size-asian="10.5pt"/>
    </style:style>
    <style:style style:name="T4" style:family="text">
      <style:text-properties officeooo:rsid="007f60c4"/>
    </style:style>
    <style:style style:name="T5" style:family="text">
      <style:text-properties style:text-position="sub 58%"/>
    </style:style>
    <style:style style:name="T6" style:family="text">
      <style:text-properties officeooo:rsid="00818c88"/>
    </style:style>
    <style:style style:name="T7" style:family="text">
      <style:text-properties fo:color="#21409a" loext:opacity="100%" fo:font-size="9pt" officeooo:rsid="0095b205" style:font-size-asian="10.5pt"/>
    </style:style>
    <style:style style:name="T8" style:family="text">
      <style:text-properties officeooo:rsid="009396f5"/>
    </style:style>
    <style:style style:name="T9" style:family="text">
      <style:text-properties officeooo:rsid="009af9e7"/>
    </style:style>
    <style:style style:name="T10" style:family="text">
      <style:text-properties officeooo:rsid="009b494f"/>
    </style:style>
    <style:style style:name="T11" style:family="text">
      <style:text-properties officeooo:rsid="0098e178"/>
    </style:style>
    <style:style style:name="T12" style:family="text">
      <style:text-properties officeooo:rsid="00a2c365"/>
    </style:style>
    <style:style style:name="T13" style:family="text">
      <style:text-properties style:font-name="Liberation Serif" officeooo:rsid="00ae8d21" style:font-name-asian="WenQuanYi Zen Hei Sharp" style:font-name-complex="Lohit Devanagari1"/>
    </style:style>
    <style:style style:name="T14" style:family="text">
      <style:text-properties officeooo:rsid="00a53da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b7dfb1" style:font-style-asian="italic" style:font-style-complex="italic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altre attività in edifici tutelati"/>Altre attività in edifici tutelati<text:bookmark-end text:name="__RefHeading___Toc2152_3957911219"/><text:reference-mark-end text:name="ch rtv altre attività in edifici tutelat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4"/>
          <text:p text:style-name="P5"><text:a xlink:type="simple" xlink:href="#__RefHeading___Toc54800_2758239980" text:style-name="Index_20_Link" text:visited-style-name="Index_20_Link">Campo di applicazione</text:a></text:p>
          <text:p text:style-name="P5"><text:a xlink:type="simple" xlink:href="#__RefHeading___Toc342_2047294766" text:style-name="Index_20_Link" text:visited-style-name="Index_20_Link">Definizioni</text:a></text:p>
          <text:p text:style-name="P5"><text:a xlink:type="simple" xlink:href="#__RefHeading___Toc344_2047294766" text:style-name="Index_20_Link" text:visited-style-name="Index_20_Link">Classificazioni</text:a></text:p>
          <text:p text:style-name="P5"><text:a xlink:type="simple" xlink:href="#__RefHeading___Toc372_2067430754" text:style-name="Index_20_Link" text:visited-style-name="Index_20_Link">Valutazione del rischio di incendio</text:a></text:p>
          <text:p text:style-name="P5"><text:a xlink:type="simple" xlink:href="#__RefHeading___Toc346_2047294766" text:style-name="Index_20_Link" text:visited-style-name="Index_20_Link">Strategia antincendio</text:a></text:p>
          <text:p text:style-name="P6"><text:a xlink:type="simple" xlink:href="#__RefHeading___Toc348_2047294766" text:style-name="Index_20_Link" text:visited-style-name="Index_20_Link">Reazione al fuoco</text:a></text:p>
          <text:p text:style-name="P6"><text:a xlink:type="simple" xlink:href="#__RefHeading___Toc350_2047294766" text:style-name="Index_20_Link" text:visited-style-name="Index_20_Link">Resistenza al fuoco</text:a></text:p>
          <text:p text:style-name="P6"><text:a xlink:type="simple" xlink:href="#__RefHeading___Toc352_2047294766" text:style-name="Index_20_Link" text:visited-style-name="Index_20_Link">Esodo</text:a></text:p>
          <text:p text:style-name="P6"><text:a xlink:type="simple" xlink:href="#__RefHeading___Toc354_2047294766" text:style-name="Index_20_Link" text:visited-style-name="Index_20_Link">Gestione della sicurezza antincendio</text:a></text:p>
          <text:p text:style-name="P6"><text:a xlink:type="simple" xlink:href="#__RefHeading___Toc356_2047294766" text:style-name="Index_20_Link" text:visited-style-name="Index_20_Link">Controllo dell’incendio</text:a></text:p>
          <text:p text:style-name="P6"><text:a xlink:type="simple" xlink:href="#__RefHeading___Toc358_2047294766" text:style-name="Index_20_Link" text:visited-style-name="Index_20_Link">Rivelazione ed allarme</text:a></text:p>
          <text:p text:style-name="P6"><text:a xlink:type="simple" xlink:href="#__RefHeading___Toc360_2047294766" text:style-name="Index_20_Link" text:visited-style-name="Index_20_Link">Controllo di fumi e calore</text:a></text:p>
        </text:index-body>
      </text:table-of-content>
      <text:p text:style-name="Standard"/>
      <text:h text:style-name="P11" text:outline-level="3"><text:bookmark-start text:name="__RefHeading___Toc54800_2758239980"/>Campo di applicazione<text:bookmark-end text:name="__RefHeading___Toc54800_2758239980"/></text:h>
      <text:list xml:id="list4222989787" text:style-name="EG_20_All_20_commi">
        <text:list-item text:start-value="1">
          <text:p text:style-name="P18">La presente regola tecnica verticale reca disposizioni di prevenzione incendi riguardanti edifici sottoposti a tutela ai sensi del decreto legislativo 22 gennaio 2004, n. 42, aperti al pubblico, contenenti una o più <text:span text:style-name="Emphasis">attività soggette</text:span>, ad esclusione di quelli destinati a musei, gallerie, esposizioni, mostre, biblioteche e archivi.</text:p>
        </text:list-item>
        <text:list-item>
          <text:p text:style-name="P18"><text:span text:style-name="T8">L</text:span>e suddette disposizioni si applicano a tutte le attività di cui al comma 1 caratterizzate da R<text:span text:style-name="T5">beni</text:span> pari a 2 o 4.</text:p>
        </text:list-item>
        <text:list-item>
          <text:p text:style-name="P19"><text:span text:style-name="T11">Le disposizioni di cui al comma 1, posso</text:span><text:span text:style-name="T2">no</text:span><text:span text:style-name="T11"> essere di riferimento </text:span><text:span text:style-name="T14">per </text:span><text:span text:style-name="T3">la</text:span><text:span text:style-name="T11"> progettazione, realizzazione ed esercizio degli edifici sottoposti a tutela contenenti attività soggette non aperte al pubblico.</text:span></text:p>
        </text:list-item>
      </text:list>
      <text:h text:style-name="P12" text:outline-level="3"><text:bookmark-start text:name="__RefHeading___Toc342_2047294766"/>Definizioni<text:bookmark-end text:name="__RefHeading___Toc342_2047294766"/></text:h>
      <text:list xml:id="list124823839931978" text:continue-list="list4222989787" text:style-name="EG_20_All_20_commi">
        <text:list-item text:start-value="1">
          <text:p text:style-name="P20"><text:span text:style-name="T8">Edificio o bene tutelato: edificio o bene soggetto alle disposizioni di tutela ai sensi del decreto legislativo 22 gennaio 2004, n. 42 “</text:span><text:span text:style-name="Emphasis"><text:span text:style-name="T4">Codice dei beni culturali e del paesaggio, ai sensi dell’articolo 10 della legge 6 luglio 2002 n. 137</text:span></text:span><text:span text:style-name="T4">”.</text:span></text:p>
        </text:list-item>
        <text:list-item>
          <text:p text:style-name="P20">Piano di limitazione dei danni: documento sottoscritto dal responsabile dell’attività, contenente le misure e le procedure per la salvaguardia dei beni tutelati presenti, da mettere in atto in caso di incendio.</text:p>
        </text:list-item>
      </text:list>
      <text:h text:style-name="P12" text:outline-level="3"><text:bookmark-start text:name="__RefHeading___Toc344_2047294766"/>Classificazioni<text:bookmark-end text:name="__RefHeading___Toc344_2047294766"/></text:h>
      <text:list xml:id="list124823758847164" text:continue-list="list124823839931978" text:style-name="EG_20_All_20_commi">
        <text:list-item text:start-value="1">
          <text:p text:style-name="P20"><text:span text:style-name="T4">Per le attività di cui al paragrafo </text:span><text:span text:style-name="T4"><text:bookmark-ref text:reference-format="number" text:ref-name="__RefHeading___Toc54800_2758239980">V.12.1</text:bookmark-ref></text:span><text:span text:style-name="T4"> oggetto di specifiche regole tecniche verticali (RTV) valgono le classificazioni previste nelle stesse RTV.</text:span></text:p>
        </text:list-item>
      </text:list>
      <text:h text:style-name="P13" text:outline-level="3"><text:bookmark-start text:name="__RefHeading___Toc372_2067430754"/>Valutazione del rischio di incendio<text:bookmark-end text:name="__RefHeading___Toc372_2067430754"/></text:h>
      <text:list xml:id="list124823484580729" text:continue-list="list124823758847164" text:style-name="EG_20_All_20_commi">
        <text:list-item text:start-value="1">
          <text:p text:style-name="P21">La progettazione della sicurezza antincendio deve essere effettuata attuando la metodologia di cui al capitolo G.2.</text:p>
        </text:list-item>
        <text:list-item>
          <text:p text:style-name="P21">I profili di rischio sono determinati secondo la metodologia di cui al capitolo G.3.</text:p>
        </text:list-item>
      </text:list>
      <text:h text:style-name="Heading_20_3" text:outline-level="3"><text:bookmark-start text:name="__RefHeading___Toc346_2047294766"/>Strategia antincendio<text:bookmark-end text:name="__RefHeading___Toc346_2047294766"/></text:h>
      <text:list xml:id="list124823895208179" text:continue-list="list124823484580729" text:style-name="EG_20_All_20_commi">
        <text:list-item text:start-value="1">
          <text:p text:style-name="P20"><text:span text:style-name="T4">Devono essere applicate tutte le misure antincendio dell</text:span><text:span text:style-name="T6">a </text:span><text:span text:style-name="T4">regola tecnica orizzontale attribuendo i livelli di prestazione secondo i criteri in esse definiti, fermo restando quanto indicato al comma 3.</text:span></text:p>
        </text:list-item>
        <text:list-item>
          <text:p text:style-name="P21">Devono essere applicate le prescrizioni del capitolo V.1 in merito alle aree a rischio specifico e le prescrizioni delle altre regole tecniche verticali, ove pertinenti.</text:p>
        </text:list-item>
        <text:list-item>
          <text:p text:style-name="P21">Nei paragrafi che seguono sono riportate le indicazioni complementari o sostitutive delle soluzioni conformi previste dai corrispondenti livelli di prestazione della RTO e delle pertinenti RTV.</text:p>
        </text:list-item>
      </text:list>
      <text:h text:style-name="P14" text:outline-level="4"><text:bookmark-start text:name="__RefHeading___Toc348_2047294766"/>Reazione al fuoco<text:bookmark-end text:name="__RefHeading___Toc348_2047294766"/></text:h>
      <text:list xml:id="list124823262481483" text:continue-list="list124823895208179" text:style-name="EG_20_All_20_commi">
        <text:list-item text:start-value="1">
          <text:p text:style-name="Text_20_body"><text:span text:style-name="T2">N</text:span><text:span text:style-name="T11">on è richiesta la verifica dei requisiti di reazione al fuoco dei beni tutelati, ivi compresi i beni costituenti arredo storico (</text:span><text:span text:style-name="T10">es. </text:span><text:span text:style-name="T11">librerie, cassettonati, tendaggi, poltrone, mobilio, …), </text:span><text:span text:style-name="T10">ad eccezione dei beni tutelati </text:span><text:span text:style-name="T2">posti </text:span><text:span text:style-name="T10">in</text:span><text:span text:style-name="T11"> vie d’esodo verticali, percorsi d’esodo (corridoi, atri, filtri, …) e spaz</text:span>i calmi in ambiti di attività con profili di rischio R<text:span text:style-name="T5">vita</text:span> ricompresi in C, D o E.</text:p>
        </text:list-item>
      </text:list>
      <text:h text:style-name="Heading_20_4" text:outline-level="4"><text:bookmark-start text:name="__RefHeading___Toc350_2047294766"/>Resistenza al fuoco<text:bookmark-end text:name="__RefHeading___Toc350_2047294766"/></text:h>
      <text:list xml:id="list124823709745000" text:continue-list="list124823262481483" text:style-name="EG_20_All_20_commi">
        <text:list-item text:start-value="1">
          <text:p text:style-name="Text_20_body">Negli ambiti delle attività ove la natura dell’edificio tutelato non renda possibile l’adeguamento o la determinazione della classe richiesta dalla RTO e dalle pertinenti RTV sono ammessi unicamente i profili di rischio R<text:span text:style-name="T5">vita</text:span> pari ad A1, A2, B1, B2, E1, E2 e devono essere adottati tutti i seguenti requisiti aggiuntivi:</text:p>
          <text:list>
            <text:list-item>
              <text:p text:style-name="Text_20_body">valore di q<text:span text:style-name="T5">f,d </text:span>≤ 200 MJ/m², calcolato escludendo il contributo degli elementi strutturali portanti combustibili e dei beni tutelati presenti;</text:p>
            </text:list-item>
            <text:list-item>
              <text:p text:style-name="Text_20_body">incremento di un livello di prestazione della gestione della sicurezza antincendio (<text:span text:style-name="T12">c</text:span>apitolo S.5) e del controllo dell’incendio (<text:span text:style-name="T12">c</text:span>apitolo S.6).</text:p>
            </text:list-item>
          </text:list>
        </text:list-item>
        <text:list-item>
          <text:p text:style-name="Text_20_body">Ove non sia possibile l’adeguamento o la determinazione della classe richiesta dalla RTO e dalle pertinenti RTV dei sottotetti con struttura portante combustibile devono essere adottati tutti i seguenti requisiti aggiuntivi:</text:p>
          <text:list>
            <text:list-item>
              <text:p text:style-name="Text_20_body">se il sottotetto non costituisce <text:span text:style-name="T15">compartimento </text:span><text:span text:style-name="T16">distinto</text:span><draw:frame draw:style-name="fr1" draw:name="Cornice2" text:anchor-type="char" svg:x="-0.9cm" svg:width="0.801cm" draw:z-index="0"><draw:text-box fo:min-height="0.101cm"><text:p text:style-name="P7">a21</text:p></draw:text-box></draw:frame>:</text:p>
              <text:list>
                <text:list-item>
                  <text:p text:style-name="Text_20_body">controllo dell’incendio con livello di prestazione IV (<text:span text:style-name="T12">c</text:span>apitolo S.6) riferito all’ambito contenente il sottotetto;</text:p>
                </text:list-item>
                <text:list-item>
                  <text:p text:style-name="Text_20_body">sistema di gestione della sicurezza antincendio (<text:span text:style-name="T12">c</text:span>apitolo S.5) di livello di prestazione III.</text:p>
                </text:list-item>
              </text:list>
            </text:list-item>
            <text:list-item>
              <text:p text:style-name="Text_20_body">se il sottotetto costituisce <text:span text:style-name="T15">compartimento </text:span><text:span text:style-name="T16">distinto</text:span><draw:frame draw:style-name="fr1" draw:name="Cornice1" text:anchor-type="char" svg:x="-0.9cm" svg:width="0.801cm" draw:z-index="1"><draw:text-box fo:min-height="0.101cm"><text:p text:style-name="P7">a21</text:p></draw:text-box></draw:frame>:</text:p>
              <text:list>
                <text:list-item>
                  <text:p text:style-name="Text_20_body">il sottotetto deve essere mantenuto libero da materiali combustibili di ogni genere.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352_2047294766"/>Esodo<text:bookmark-end text:name="__RefHeading___Toc352_2047294766"/></text:h>
      <text:list xml:id="list124823682388811" text:continue-list="list124823709745000" text:style-name="EG_20_All_20_commi">
        <text:list-item text:start-value="1">
          <text:p text:style-name="Text_20_body">Sono ammesse le soluzioni conformi (capitolo S.4) di cui alla tabella <text:sequence-ref text:reference-format="value" text:ref-name="refTable0">V.12-1</text:sequence-ref> alle seguenti condizioni aggiuntive:</text:p>
          <text:list>
            <text:list-item>
              <text:p text:style-name="Text_20_body"><text:span text:style-name="T1">l</text:span>a porzione di impianto di illuminazione di sicurezza in corrispondenza delle criticità sia progettato per garantire il doppio dell’illuminamento minimo previsto dalla norma UNI EN 1838;</text:p>
            </text:list-item>
            <text:list-item>
              <text:p text:style-name="Text_20_body">siano previste specifiche misure gestionali (capitolo S.5).</text:p>
            </text:list-item>
          </text:list>
        </text:list-item>
      </text:list>
      <text:list xml:id="list305707352" text:style-name="EG_20_All_20_nota_20_auto">
        <text:list-item>
          <text:p text:style-name="EG_20_Nota">Ad esempio: informazione a tutti gli occupanti, segnaletica, opuscoli, applicazioni per smartphone, tablet e similari, planimetrie, …</text:p>
        </text:list-item>
      </text:list>
      <text:list xml:id="list124823438297004" text:continue-list="list124823682388811" text:style-name="EG_20_All_20_commi">
        <text:list-item>
          <text:p text:style-name="Text_20_body">Le porte di interesse storico artistico presenti lungo le vie di esodo, che non possiedono le caratteristiche riportate nella tabella S.4-6, devono essere mantenute costantemente aperte durante l’esercizio dell’attività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Altezze ≥ 1,8 m lungo le vie d’esodo.</text:p>
          </table:table-cell>
        </table:table-row>
        <table:table-row table:style-name="Tabella1.1">
          <table:table-cell table:style-name="Tabella1.A2" office:value-type="string">
            <text:p text:style-name="P3">Tutte le combinazioni di alzata e pedata dei gradini delle scale previste nel capitolo S.4.</text:p>
          </table:table-cell>
        </table:table-row>
        <table:table-row table:style-name="Tabella1.1">
          <table:table-cell table:style-name="Tabella1.A2" office:value-type="string">
            <text:p text:style-name="P3">Variazioni di alzata e pedata dei gradini nella medesima rampa.</text:p>
          </table:table-cell>
        </table:table-row>
      </table:table>
      <text:p text:style-name="P2">Tabella <text:sequence text:ref-name="refTable0" text:name="Table" text:formula="ooow:Table+1" style:num-format="1">V.12-1</text:sequence>: Soluzioni conformi per l’esodo</text:p>
      <text:h text:style-name="P15" text:outline-level="4"><text:bookmark-start text:name="__RefHeading___Toc354_2047294766"/>Gestione della sicurezza antincendio<text:bookmark-end text:name="__RefHeading___Toc354_2047294766"/></text:h>
      <text:list xml:id="list124822834795025" text:continue-list="list124823438297004" text:style-name="EG_20_All_20_commi">
        <text:list-item text:start-value="1">
          <text:p text:style-name="Text_20_body">Oltre a quanto previsto nel capitolo S.5 in funzione di R<text:span text:style-name="T5">beni</text:span> devono essere garantiti i seguenti requisiti aggiuntivi:</text:p>
          <text:list>
            <text:list-item>
              <text:p text:style-name="Text_20_body">la frequenza delle prove di attuazione del piano di emergenza deve essere <text:span text:style-name="T13">non inferiore a </text:span>3 volte l’anno e la prima prova deve essere effettuata entro due mesi dall’apertura dell’attività;</text:p>
            </text:list-item>
            <text:list-item>
              <text:p text:style-name="Text_20_body">deve essere predisposto il piano di limitazione dei danni di cui al paragrafo <text:bookmark-ref text:reference-format="number" text:ref-name="__RefHeading___Toc981_3351676782">V.12.5.4.1</text:bookmark-ref>.</text:p>
            </text:list-item>
          </text:list>
        </text:list-item>
        <text:list-item>
          <text:p text:style-name="Text_20_body">In presenza di cantieri temporanei e mobili, il responsabile dell’attività integra il piano per il mantenimento del livello di sicurezza antincendio (paragrafo S.5.7.2), verificando l’osservanza delle misure di prevenzione incendi da parte delle ditte appaltatrici, dei fornitori e di tutto il personale esterno che, a vario titolo, opera all’interno dell’edificio.</text:p>
        </text:list-item>
      </text:list>
      <text:list xml:id="list124824373380067" text:continue-list="list305707352" text:style-name="EG_20_All_20_nota_20_auto">
        <text:list-item>
          <text:p text:style-name="EG_20_Nota">Ad esempio: disalimentazione impianti elettrici fuori dall’orario di lavoro, adeguamento <text:span text:style-name="T7">segnaletica</text:span> di sicurezza, impedimento vie di esodo, controllo lavorazioni a caldo, …</text:p>
        </text:list-item>
      </text:list>
      <text:h text:style-name="Heading_20_5" text:outline-level="5"><text:bookmark-start text:name="__RefHeading___Toc981_3351676782"/>Piano di limitazione dei danni<text:bookmark-end text:name="__RefHeading___Toc981_3351676782"/></text:h>
      <text:list xml:id="list124823444189231" text:continue-list="list124822834795025" text:style-name="EG_20_All_20_commi">
        <text:list-item text:start-value="1">
          <text:p text:style-name="Text_20_body">Il piano di limitazione dei danni, predisposto dal responsabile dell’attività, deve essere aggiornato e adeguato anche a seguito di specifiche esercitazioni.</text:p>
        </text:list-item>
        <text:list-item>
          <text:p text:style-name="Text_20_body">Il piano di limitazione dei danni contiene misure e procedure per la salvaguardia dei beni tutelati presenti, da mettere in atto in caso di incendio.</text:p>
        </text:list-item>
        <text:list-item>
          <text:p text:style-name="Text_20_body">Il piano di limitazione dei danni deve individuare:</text:p>
          <text:list>
            <text:list-item>
              <text:p text:style-name="Text_20_body">i soggetti, adeguatamente formati, incaricati dell’attuazione delle procedure in esso contenute;</text:p>
            </text:list-item>
            <text:list-item>
              <text:p text:style-name="Text_20_body">la distribuzione qualitativa e quantitativa dei beni tutelati presenti;</text:p>
            </text:list-item>
            <text:list-item>
              <text:p text:style-name="Text_20_body">le procedure di allontanamento dei beni dettagliando, ove possibile, anche le priorità di evacuazione e specifici provvedimenti per la rimozione e il trasporto presso i luoghi di ricovero;</text:p>
            </text:list-item>
            <text:list-item>
              <text:p text:style-name="Text_20_body">gli eventuali luoghi di ricovero dei beni rimossi in caso di emergenza, con particolare riferimento alle condizioni di sicurezza e di conservazione degli stessi;</text:p>
            </text:list-item>
            <text:list-item>
              <text:p text:style-name="Text_20_body">le procedure per la protezione in loco dei beni inamovibili o difficilmente spostabili;</text:p>
            </text:list-item>
          </text:list>
        </text:list-item>
      </text:list>
      <text:list xml:id="list124823477100575" text:continue-list="list124824373380067" text:style-name="EG_20_All_20_nota_20_auto">
        <text:list-item>
          <text:p text:style-name="EG_20_Nota">Ad esempio: copertura con materiali di protezione, puntellamenti, riadesioni di parti staccate, barriere contro schegge, …</text:p>
        </text:list-item>
      </text:list>
      <text:list xml:id="list124824789966847" text:continue-list="list124823444189231" text:style-name="EG_20_All_20_commi">
        <text:list-item>
          <text:list>
            <text:list-item>
              <text:p text:style-name="Text_20_body">le eventuali restrizioni nell’utilizzo di sostanze estinguenti.</text:p>
            </text:list-item>
          </text:list>
        </text:list-item>
      </text:list>
      <text:list xml:id="list124824188252839" text:continue-list="list124823477100575" text:style-name="EG_20_All_20_nota_20_auto">
        <text:list-item>
          <text:p text:style-name="EG_20_Nota">Ad esempio: zone in cui è necessario evitare o limitare l’uso di acqua per minimizzare i danni ai beni tutelati in esso contenuti …</text:p>
        </text:list-item>
      </text:list>
      <text:h text:style-name="P16" text:outline-level="4"><text:bookmark-start text:name="__RefHeading___Toc356_2047294766"/>Controllo dell’incendio<text:bookmark-end text:name="__RefHeading___Toc356_2047294766"/></text:h>
      <text:list xml:id="list124823352197918" text:continue-list="list124824789966847" text:style-name="EG_20_All_20_commi">
        <text:list-item text:start-value="1">
          <text:p text:style-name="P22">In considerazione della natura dell’edificio tutelato e delle misure aggiuntive previste nella presente RTV, nella determinazione del valore del carico di incendio specifico q<text:span text:style-name="T5">f</text:span> (tabella S.6-2), è ammesso non tenere conto del contributo degli elementi strutturali portanti combustibili e dei beni tutelati presenti.</text:p>
        </text:list-item>
        <text:list-item>
          <text:p text:style-name="Text_20_body">La scelta degli agenti estinguenti deve essere effettuata <text:span text:style-name="T9">secondo quanto previsto al capito</text:span><text:span text:style-name="T10">lo </text:span><text:span text:style-name="T9">S.6 </text:span>tenendo in considerazione anche la compatibilità degli stessi con i beni tutelati presenti.</text:p>
        </text:list-item>
      </text:list>
      <text:h text:style-name="P17" text:outline-level="4"><text:bookmark-start text:name="__RefHeading___Toc358_2047294766"/><text:soft-page-break/>Rivelazione ed allarme<text:bookmark-end text:name="__RefHeading___Toc358_2047294766"/></text:h>
      <text:list xml:id="list124824559680108" text:continue-list="list124823352197918" text:style-name="EG_20_All_20_commi">
        <text:list-item text:start-value="1">
          <text:p text:style-name="Text_20_body">L’attività deve essere dotata di misure di rivelazione ed allarme (capitolo S.7) di livello di prestazione IV.</text:p>
        </text:list-item>
      </text:list>
      <text:h text:style-name="P17" text:outline-level="4"><text:bookmark-start text:name="__RefHeading___Toc360_2047294766"/>Controllo di fumi e calore<text:bookmark-end text:name="__RefHeading___Toc360_2047294766"/></text:h>
      <text:list xml:id="list124823908079260" text:continue-list="list124824559680108" text:style-name="EG_20_All_20_commi">
        <text:list-item text:start-value="1">
          <text:p text:style-name="Text_20_body">In considerazione della natura dell’edificio tutelato e delle misure aggiuntive previste nella presente RTV, nella determinazione del valore del carico di incendio specifico q<text:span text:style-name="T5">f</text:span> (tabella S.8-5), è ammesso non tenere conto del contributo degli elementi strutturali portanti combustibili e dei beni tutelati present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12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2</text:chapter><text:s/><text:chapter text:display="name" text:outline-level="2">Altre attività in edifici tutelati</text:chapter><text:tab/>Pagina <text:chapter text:display="plain-number" text:outline-level="2">V.12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ltre attività in edifici tutelat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2H11M36S</meta:editing-duration>
    <meta:editing-cycles>55</meta:editing-cycles>
    <meta:generator>LibreOfficeDev/7.4.0.0.alpha0$Linux_X86_64 LibreOffice_project/684ec4b870ad13b2eff3e10ef429f4e19bb57441</meta:generator>
    <dc:title>modello_codicepi_14</dc:title>
    <dc:date>2022-04-11T12:48:22.349099374</dc:date>
    <meta:document-statistic meta:table-count="1" meta:image-count="0" meta:object-count="0" meta:page-count="5" meta:paragraph-count="80" meta:word-count="1274" meta:character-count="8580" meta:non-whitespace-character-count="7448"/>
    <meta:template xlink:type="simple" xlink:actuate="onRequest" xlink:title="modello_codicepi_14" xlink:href="../../../../../../../Modelli/modello_codicepi_14.ott" meta:date="2020-07-24T15:46:57.439876607"/>
  </office:meta>
</office:document-meta>
</file>